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  <style:text-properties style:font-name="Calibri" fo:font-size="11pt" officeooo:rsid="000155ca" officeooo:paragraph-rsid="0005f17c" style:font-size-asian="11pt" style:font-size-complex="11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style:font-name="Calibri" fo:font-size="11pt" officeooo:rsid="000155ca" officeooo:paragraph-rsid="00087b45" style:font-size-asian="11pt" style:font-size-complex="11pt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style:font-name="Calibri" fo:font-size="11pt" officeooo:rsid="000155ca" officeooo:paragraph-rsid="000a66ad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8a9bf" officeooo:paragraph-rsid="0008a9bf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9c496" officeooo:paragraph-rsid="0009c496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a66ad" officeooo:paragraph-rsid="000a66ad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5f17c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9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8a9bf" officeooo:paragraph-rsid="0008a9bf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a66ad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5f17c" officeooo:paragraph-rsid="0008a9bf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5f17c" officeooo:paragraph-rsid="0009c496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5f17c" officeooo:paragraph-rsid="000a66ad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4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bb167" officeooo:paragraph-rsid="000bb167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officeooo:rsid="000155ca" officeooo:paragraph-rsid="000bb167"/>
    </style:style>
    <style:style style:name="P16" style:family="paragraph" style:parent-style-name="Standard">
      <style:paragraph-properties fo:margin-top="0cm" fo:margin-bottom="0cm" style:contextual-spacing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bb167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T1" style:family="text">
      <style:text-properties fo:color="#ff0000" style:text-outline="false" style:text-line-through-style="none" fo:font-style="normal" fo:text-shadow="none" style:text-underline-style="none" fo:font-weight="normal" officeooo:rsid="00087b45" style:letter-kerning="true" style:font-name-asian="Tahoma" style:font-style-asian="normal" style:font-weight-asian="normal" style:font-name-complex="Arial1" style:text-emphasize="none"/>
    </style:style>
    <style:style style:name="T2" style:family="text">
      <style:text-properties fo:color="#ff0000" officeooo:rsid="00087b45"/>
    </style:style>
    <style:style style:name="T3" style:family="text">
      <style:text-properties fo:color="#0000ff" style:text-outline="false" style:text-line-through-styl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4" style:family="text">
      <style:text-properties fo:color="#0000ff" officeooo:rsid="000334a6"/>
    </style:style>
    <style:style style:name="T5" style:family="text">
      <style:text-properties fo:color="#999999" style:text-outline="false" style:text-line-through-styl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6" style:family="text">
      <style:text-properties fo:color="#999999" officeooo:rsid="0005f17c"/>
    </style:style>
    <style:style style:name="T7" style:family="text">
      <style:text-properties officeooo:rsid="00087b45"/>
    </style:style>
    <style:style style:name="T8" style:family="text">
      <style:text-properties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Arial1" style:text-emphasize="none"/>
    </style:style>
    <style:style style:name="T9" style:family="text">
      <style:text-properties style:text-outline="false" style:text-line-through-styl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10" style:family="text">
      <style:text-properties style:text-outline="false" style:text-line-through-style="none" fo:font-style="normal" fo:text-shadow="none" style:text-underline-style="none" fo:font-weight="normal" officeooo:rsid="00087b45" style:letter-kerning="true" style:font-name-asian="Tahoma" style:font-style-asian="normal" style:font-weight-asian="normal" style:font-name-complex="Arial1" style:text-emphasize="none"/>
    </style:style>
    <style:style style:name="T11" style:family="text">
      <style:text-properties style:text-outline="false" style:text-line-through-style="none" fo:font-style="normal" fo:text-shadow="none" style:text-underline-style="none" fo:font-weight="normal" officeooo:rsid="0008a9bf" style:letter-kerning="true" style:font-name-asian="Tahoma" style:font-style-asian="normal" style:font-weight-asian="normal" style:font-name-complex="Arial1" style:text-emphasize="none"/>
    </style:style>
    <style:style style:name="T12" style:family="text">
      <style:text-properties officeooo:rsid="0008a9bf"/>
    </style:style>
    <style:style style:name="T13" style:family="text">
      <style:text-properties officeooo:rsid="000bb1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3">M3-1-CV-Sample Solution for M2</text:span>.vbs</text:p>
      <text:p text:style-name="P14"/>
      <text:p text:style-name="P14"><text:span text:style-name="T4">Dim</text:span> firstNumber, secondNumber, operand, result</text:p>
      <text:p text:style-name="P14"/>
      <text:p text:style-name="P14">operand = InputBox(<text:span text:style-name="T6">"Choose the operation to perform (+, -, *, /, sqr, sin, cos, tan):"</text:span>)</text:p>
      <text:p text:style-name="P14"/>
      <text:p text:style-name="P14"><text:span text:style-name="T4">If</text:span> operand = <text:span text:style-name="T6">"sqr"</text:span> <text:span text:style-name="T4">Or</text:span> operand = <text:span text:style-name="T6">"sin"</text:span> <text:span text:style-name="T4">Or</text:span> operand = <text:span text:style-name="T6">"cos"</text:span> <text:span text:style-name="T4">Or</text:span> operand = <text:span text:style-name="T6">"tan"</text:span> <text:span text:style-name="T4">Then</text:span></text:p>
      <text:p text:style-name="P14"><text:s text:c="2"/>firstNumber = <text:span text:style-name="T4">CInt</text:span>(InputBox(<text:span text:style-name="T6">"Please enter the number:"</text:span>))</text:p>
      <text:p text:style-name="P14"><text:s text:c="2"/></text:p>
      <text:p text:style-name="P14"><text:s text:c="2"/><text:span text:style-name="T4">If</text:span> operand = <text:span text:style-name="T6">"sqr"</text:span> <text:span text:style-name="T4">Then</text:span></text:p>
      <text:p text:style-name="P14"><text:s text:c="4"/>result = sqr(firstNumber)</text:p>
      <text:p text:style-name="P14"><text:s text:c="2"/><text:span text:style-name="T4">ElseIf</text:span> operand = <text:span text:style-name="T6">"sin"</text:span> <text:span text:style-name="T4">Then</text:span></text:p>
      <text:p text:style-name="P14"><text:s text:c="4"/>result = sin(firstNumber)</text:p>
      <text:p text:style-name="P14"><text:s text:c="2"/><text:span text:style-name="T4">ElseIf</text:span> operand = <text:span text:style-name="T6">"cos"</text:span> <text:span text:style-name="T4">Then</text:span></text:p>
      <text:p text:style-name="P14"><text:s text:c="4"/>result = cos(firstNumber)</text:p>
      <text:p text:style-name="P14"><text:s text:c="2"/><text:span text:style-name="T4">ElseIf</text:span> operand = <text:span text:style-name="T6">"tan"</text:span> <text:span text:style-name="T4">Then</text:span></text:p>
      <text:p text:style-name="P14"><text:s text:c="4"/>result = tan(firstNumber)</text:p>
      <text:p text:style-name="P14"><text:s text:c="2"/><text:span text:style-name="T4">End</text:span> <text:span text:style-name="T4">If</text:span></text:p>
      <text:p text:style-name="P14"><text:s text:c="2"/></text:p>
      <text:p text:style-name="P14"><text:s text:c="2"/>MsgBox operand &amp; <text:span text:style-name="T6">"("</text:span> &amp; firstNumber &amp; <text:span text:style-name="T6">") = "</text:span> &amp; result</text:p>
      <text:p text:style-name="P16"><text:span text:style-name="T13">E</text:span>lse</text:p>
      <text:p text:style-name="P14"><text:s text:c="2"/>firstNumber = <text:span text:style-name="T4">CInt</text:span>(InputBox(<text:span text:style-name="T6">"Please enter the first number:"</text:span>))</text:p>
      <text:p text:style-name="P14"><text:s text:c="2"/>secondNumber = <text:span text:style-name="T4">CInt</text:span>(InputBox(<text:span text:style-name="T6">"Please enter the second number:"</text:span>))</text:p>
      <text:p text:style-name="P14"/>
      <text:p text:style-name="P14"><text:s text:c="2"/><text:span text:style-name="T4">If</text:span> operand = <text:span text:style-name="T6">"+"</text:span> <text:span text:style-name="T4">Then</text:span></text:p>
      <text:p text:style-name="P14"><text:s text:c="4"/>result = firstNumber + secondNumber</text:p>
      <text:p text:style-name="P14"><text:s text:c="2"/><text:span text:style-name="T4">ElseIf</text:span> operand = <text:span text:style-name="T6">"-"</text:span> <text:span text:style-name="T4">Then</text:span></text:p>
      <text:p text:style-name="P14"><text:s text:c="4"/>result = firstNumber - secondNumber</text:p>
      <text:p text:style-name="P14"><text:s text:c="2"/><text:span text:style-name="T4">ElseIf</text:span> operand = <text:span text:style-name="T6">"*"</text:span> <text:span text:style-name="T4">Then</text:span></text:p>
      <text:p text:style-name="P14"><text:s text:c="4"/>result = firstNumber * secondNumber</text:p>
      <text:p text:style-name="P14"><text:s text:c="2"/><text:span text:style-name="T4">ElseIf</text:span> operand = <text:span text:style-name="T6">"/"</text:span> <text:span text:style-name="T4">Then</text:span></text:p>
      <text:p text:style-name="P14"><text:s text:c="4"/>result = firstNumber / secondNumber</text:p>
      <text:p text:style-name="P14"><text:s text:c="2"/><text:span text:style-name="T4">Else</text:span></text:p>
      <text:p text:style-name="P14"><text:s text:c="4"/>MsgBox <text:span text:style-name="T6">"Invalid operation"</text:span></text:p>
      <text:p text:style-name="P14"><text:s text:c="4"/>WScript.Quit</text:p>
      <text:p text:style-name="P14"><text:s text:c="2"/><text:span text:style-name="T4">End</text:span> <text:span text:style-name="T4">If</text:span></text:p>
      <text:p text:style-name="P14"><text:s text:c="2"/></text:p>
      <text:p text:style-name="P14"><text:s text:c="2"/>MsgBox firstNumber &amp; <text:span text:style-name="T6">" "</text:span> &amp; operand &amp; <text:span text:style-name="T6">" "</text:span> &amp; secondNumber &amp; <text:span text:style-name="T6">" = " </text:span>&amp; result <text:s text:c="2"/></text:p>
      <text:p text:style-name="P14"><text:span text:style-name="T4">End</text:span> <text:span text:style-name="T4">If</text:span></text:p>
      <text:p text:style-name="P7"/>
      <text:p text:style-name="P1">–--------------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5-06-07T20:41:41.701000000</dc:date>
    <meta:editing-duration>PT7M4S</meta:editing-duration>
    <meta:editing-cycles>14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36" meta:word-count="176" meta:character-count="1280" meta:non-whitespace-character-count="1056"/>
  </office:meta>
</office:document-meta>
</file>